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3" number:language="en" number:country="US"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5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number-style style:name="N1013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n" number:country="US">
      <number:hours/>
      <number:text>:</number:text>
      <number:minutes number:style="long"/>
    </number:time-style>
    <number:date-style style:name="N10139" number:language="en" number:country="US">
      <number:day/>
      <number:text>-</number:text>
      <number:month number:textual="true"/>
    </number:date-style>
    <number:currency-style style:name="N1014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13T19:01:17.057791929</dc:date>
    <meta:editing-duration>PT12H7M32S</meta:editing-duration>
    <meta:editing-cycles>154</meta:editing-cycles>
    <dc:creator>Mateu</dc:creator>
    <meta:document-statistic meta:table-count="2" meta:cell-count="1260" meta:object-count="0"/>
  </office:meta>
</office:document-meta>
</file>